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1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color="#000000" loext:opacity="100%" style:font-name="Times New Roman1" officeooo:paragraph-rsid="0034a06f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1f1184" officeooo:paragraph-rsid="00338593" style:font-size-asian="14pt" style:font-size-complex="14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2d6e4" officeooo:paragraph-rsid="0022d6e4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be8cb" officeooo:paragraph-rsid="002be8cb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d36ab" officeooo:paragraph-rsid="002d36ab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17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18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fbe3b" officeooo:paragraph-rsid="003fbe3b" style:font-size-asian="14pt" style:font-size-complex="14pt"/>
    </style:style>
    <style:style style:name="P19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20" style:family="paragraph" style:parent-style-name="Standard" style:list-style-name="L7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2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2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2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dc31" officeooo:paragraph-rsid="0073dc31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26e8b" officeooo:paragraph-rsid="00626e8b" style:font-size-asian="14pt" style:font-size-complex="14pt"/>
    </style:style>
    <style:style style:name="P25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4c349" officeooo:paragraph-rsid="0064c349" style:font-size-asian="14pt" style:font-size-complex="14pt"/>
    </style:style>
    <style:style style:name="P26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68035" officeooo:paragraph-rsid="00768035" style:font-size-asian="14pt" style:font-size-complex="14pt"/>
    </style:style>
    <style:style style:name="P27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9c428" officeooo:paragraph-rsid="0069c428" style:font-size-asian="14pt" style:font-size-complex="14pt"/>
    </style:style>
    <style:style style:name="P28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da7b3" officeooo:paragraph-rsid="006da7b3" style:font-size-asian="14pt" style:font-size-complex="14pt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dbbed" officeooo:paragraph-rsid="007dbbed" style:font-size-asian="14pt" style:font-size-complex="14pt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7e213" officeooo:paragraph-rsid="0077e213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c87e9" officeooo:paragraph-rsid="007c87e9" style:font-size-asian="14pt" style:font-size-complex="14pt"/>
    </style:style>
    <style:style style:name="P3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c4ec3" officeooo:paragraph-rsid="005c4ec3" style:font-size-asian="14pt" style:font-size-complex="14pt"/>
    </style:style>
    <style:style style:name="P3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5ef0a" officeooo:paragraph-rsid="005c4ec3" style:font-size-asian="14pt" style:font-size-complex="14pt"/>
    </style:style>
    <style:style style:name="P3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9a195" officeooo:paragraph-rsid="005c4ec3" style:font-size-asian="14pt" style:font-size-complex="14pt"/>
    </style:style>
    <style:style style:name="P3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14902" officeooo:paragraph-rsid="00714902" style:font-size-asian="14pt" style:font-size-complex="14pt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714902" style:font-size-asian="14pt" style:font-size-complex="14pt"/>
    </style:style>
    <style:style style:name="P3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51d03a" style:font-size-asian="14pt" style:font-size-complex="14pt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3125e" officeooo:paragraph-rsid="0043125e" style:font-size-asian="14pt" style:font-size-complex="14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50df4" officeooo:paragraph-rsid="00450df4" style:font-size-asian="14pt" style:font-size-complex="14pt"/>
    </style:style>
    <style:style style:name="P4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437b4" officeooo:paragraph-rsid="004437b4" style:font-size-asian="14pt" style:font-size-complex="14pt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ff020" officeooo:paragraph-rsid="006ff020" style:font-size-asian="14pt" style:font-size-complex="14pt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a4de9" officeooo:paragraph-rsid="004a4de9" style:font-size-asian="14pt" style:font-size-complex="14pt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619cb" officeooo:paragraph-rsid="004619cb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d562d" officeooo:paragraph-rsid="004d562d" style:font-size-asian="14pt" style:font-size-complex="14pt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3b368" officeooo:paragraph-rsid="0053b368" style:font-size-asian="14pt" style:font-size-complex="14pt"/>
    </style:style>
    <style:style style:name="P4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6e32f" officeooo:paragraph-rsid="0056e32f" style:font-size-asian="14pt" style:font-size-complex="14pt"/>
    </style:style>
    <style:style style:name="P4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0ccf" officeooo:paragraph-rsid="00730ccf" style:font-size-asian="14pt" style:font-size-complex="14pt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1494b" officeooo:paragraph-rsid="0061494b" style:font-size-asian="14pt" style:font-size-complex="14pt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e0052" officeooo:paragraph-rsid="005e0052" style:font-size-asian="14pt" style:font-size-complex="14pt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1b0ee" officeooo:paragraph-rsid="0081b0ee" style:font-size-asian="14pt" style:font-size-complex="14pt"/>
    </style:style>
    <style:style style:name="P52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6359e" officeooo:paragraph-rsid="0086359e" style:font-size-asian="14pt" style:font-size-complex="14pt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c2838" officeooo:paragraph-rsid="008c2838" style:font-size-asian="14pt" style:font-size-complex="14pt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1f1184" style:font-size-asian="14pt" style:font-weight-asian="bold" style:font-size-complex="14pt" style:font-weight-complex="bold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74f55" style:font-size-asian="14pt" style:font-weight-asian="bold" style:font-size-complex="14pt" style:font-weight-complex="bold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8bd42" style:font-size-asian="14pt" style:font-weight-asian="bold" style:font-size-complex="14pt" style:font-weight-complex="bold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8c2838" style:font-size-asian="14pt" style:font-weight-asian="bold" style:font-size-complex="14pt" style:font-weight-complex="bold"/>
    </style:style>
    <style:style style:name="P59" style:family="paragraph" style:parent-style-name="Standard" style:list-style-name="L8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4134c6" officeooo:paragraph-rsid="004134c6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be3b" officeooo:paragraph-rsid="003fbe3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6359e" officeooo:paragraph-rsid="0086359e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94da3" officeooo:paragraph-rsid="00894da3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c2838" officeooo:paragraph-rsid="008c2838" style:font-size-asian="14pt" style:font-weight-asian="bold" style:font-size-complex="14pt" style:font-weight-complex="bold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58dd" officeooo:paragraph-rsid="008c6b2c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6359e" officeooo:paragraph-rsid="0086359e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7a94c" officeooo:paragraph-rsid="0087a94c" style:font-size-asian="14pt" style:font-weight-asian="normal" style:font-size-complex="14pt" style:font-weight-complex="normal"/>
    </style:style>
    <style:style style:name="P6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1" fo:font-size="14pt" fo:language="en" fo:country="US" officeooo:rsid="004134c6" officeooo:paragraph-rsid="004134c6" style:font-size-asian="14pt" style:font-size-complex="14pt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weight="bold" officeooo:paragraph-rsid="0039da35" style:font-weight-asian="bold" style:font-weight-complex="bold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337712" officeooo:paragraph-rsid="00337712"/>
    </style:style>
    <style:style style:name="P7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894da3" officeooo:paragraph-rsid="00894da3" style:font-size-asian="14pt" style:font-weight-asian="bold" style:font-size-complex="14pt" style:font-weight-complex="bold"/>
    </style:style>
    <style:style style:name="P7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d36ab" style:font-size-asian="14pt" style:font-size-complex="14pt"/>
    </style:style>
    <style:style style:name="P7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7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7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75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76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d6897" officeooo:paragraph-rsid="008c6b2c" style:font-size-asian="14pt" style:font-size-complex="14pt"/>
    </style:style>
    <style:style style:name="P77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78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02e6" officeooo:paragraph-rsid="008c6b2c" style:font-size-asian="14pt" style:font-size-complex="14pt"/>
    </style:style>
    <style:style style:name="P80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58dd" officeooo:paragraph-rsid="008c6b2c" style:font-size-asian="14pt" style:font-size-complex="14pt"/>
    </style:style>
    <style:style style:name="P82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83" style:family="paragraph" style:parent-style-name="Standard" style:list-style-name="L7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74d127" officeooo:paragraph-rsid="0074d127" style:font-size-asian="14pt" style:font-size-complex="14pt"/>
    </style:style>
    <style:style style:name="P84" style:family="paragraph" style:parent-style-name="Standard" style:list-style-name="L9">
      <style:paragraph-properties fo:line-height="150%" fo:text-align="justify" style:justify-single-word="false"/>
      <style:text-properties fo:color="#00a933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87a94c"/>
    </style:style>
    <style:style style:name="P86" style:family="paragraph" style:parent-style-name="Standard">
      <style:text-properties style:font-name="Times New Roman" fo:font-size="14pt" officeooo:paragraph-rsid="00894da3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1" fo:font-size="14pt" fo:language="ru" fo:country="RU" style:font-size-asian="14pt" style:font-size-complex="14pt"/>
    </style:style>
    <style:style style:name="T8" style:family="text">
      <style:text-properties style:font-name="Times New Roman1" fo:font-size="14pt" fo:language="ru" fo:country="RU" officeooo:rsid="00330a62" style:font-size-asian="14pt" style:font-size-complex="14pt"/>
    </style:style>
    <style:style style:name="T9" style:family="text">
      <style:text-properties style:font-name="Times New Roman1" fo:font-size="14pt" fo:language="ru" fo:country="RU" officeooo:rsid="001f1184" style:font-size-asian="14pt" style:font-size-complex="14pt"/>
    </style:style>
    <style:style style:name="T10" style:family="text">
      <style:text-properties style:font-name="Times New Roman1" fo:font-size="14pt" fo:language="ru" fo:country="RU" officeooo:rsid="002be8cb" style:font-size-asian="14pt" style:font-size-complex="14pt"/>
    </style:style>
    <style:style style:name="T11" style:family="text">
      <style:text-properties style:font-name="Times New Roman1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style:style style:name="T24" style:family="text">
      <style:text-properties officeooo:rsid="00631d78"/>
    </style:style>
    <style:style style:name="T25" style:family="text">
      <style:text-properties officeooo:rsid="0066a08c"/>
    </style:style>
    <style:style style:name="T26" style:family="text">
      <style:text-properties fo:color="#81d41a" loext:opacity="100%" officeooo:rsid="0059c020"/>
    </style:style>
    <style:style style:name="T27" style:family="text">
      <style:text-properties officeooo:rsid="006da7b3"/>
    </style:style>
    <style:style style:name="T28" style:family="text">
      <style:text-properties officeooo:rsid="006de62b"/>
    </style:style>
    <style:style style:name="T29" style:family="text">
      <style:text-properties officeooo:rsid="00714902"/>
    </style:style>
    <style:style style:name="T30" style:family="text">
      <style:text-properties officeooo:rsid="0073dc31"/>
    </style:style>
    <style:style style:name="T31" style:family="text">
      <style:text-properties officeooo:rsid="007a2f59"/>
    </style:style>
    <style:style style:name="T32" style:family="text">
      <style:text-properties fo:color="#ff0000" loext:opacity="100%"/>
    </style:style>
    <style:style style:name="T33" style:family="text">
      <style:text-properties fo:color="#000000" loext:opacity="100%" style:font-name="Times New Roman1" fo:font-size="14pt" fo:language="ru" fo:country="RU" fo:font-weight="normal" officeooo:rsid="0087a94c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1" fo:font-size="14pt" fo:language="ru" fo:country="RU" fo:font-style="normal" style:text-underline-style="none" fo:font-weight="normal" officeooo:rsid="0087a94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text-underline-style="none" fo:font-weight="normal" officeooo:rsid="0088548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normal" style:text-underline-style="none" fo:font-weight="normal" officeooo:rsid="008939e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88548e"/>
    </style:style>
    <style:style style:name="T40" style:family="text">
      <style:text-properties officeooo:rsid="008939e6"/>
    </style:style>
    <style:style style:name="T41" style:family="text">
      <style:text-properties style:font-name-complex="Times New Roman2"/>
    </style:style>
    <style:style style:name="T42" style:family="text">
      <style:text-properties officeooo:rsid="00894da3" style:font-name-complex="Times New Roman2"/>
    </style:style>
    <style:style style:name="T43" style:family="text">
      <style:text-properties officeooo:rsid="008c6b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1320727" text:style-name="L1">
        <text:list-item>
          <text:p text:style-name="P55">Общие сведения.</text:p>
          <text:p text:style-name="P11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1"/>
        </text:list-item>
        <text:list-item>
          <text:p text:style-name="P56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12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2"/>
          <text:p text:style-name="P13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1319898008" text:style-name="L2">
        <text:list-item>
          <text:list>
            <text:list-item>
              <text:p text:style-name="P71">выполнение заказа;</text:p>
            </text:list-item>
            <text:list-item>
              <text:p text:style-name="P72">управление продажами;</text:p>
            </text:list-item>
            <text:list-item>
              <text:p text:style-name="P73">управление услугами.</text:p>
            </text:list-item>
          </text:list>
        </text:list-item>
      </text:list>
      <text:p text:style-name="P8"/>
      <text:list xml:id="list91725489671494" text:continue-numbering="true" text:style-name="L2">
        <text:list-header>
          <text:p text:style-name="P74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75">повышение качества (полноты, точности, достоверности, своевременности) информации;</text:p>
            </text:list-item>
            <text:list-item>
              <text:p text:style-name="P75">создание единой системы отчётности по показателям деятельности;</text:p>
            </text:list-item>
            <text:list-item>
              <text:p text:style-name="P75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75">облегчения работы с клиентами.</text:p>
            </text:list-item>
          </text:list>
        </text:list-header>
      </text:list>
      <text:p text:style-name="P9"/>
      <text:p text:style-name="P9"/>
      <text:p text:style-name="P9"/>
      <text:p text:style-name="P9"/>
      <text:p text:style-name="P9"/>
      <text:list xml:id="list91725650203568" text:continue-list="list1391320727" text:style-name="L1">
        <text:list-item>
          <text:p text:style-name="P57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91725630512974" text:continue-numbering="true" text:style-name="L1">
        <text:list-item>
          <text:p text:style-name="P57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14">Программный модуль должен поддерживать следующие режимы функционирования:</text:p>
        </text:list-item>
      </text:list>
      <text:list xml:id="list1420698085" text:style-name="L3">
        <text:list-item>
          <text:list>
            <text:list-item>
              <text:p text:style-name="P15">Основной режим программного модуля, в котором подсистемы выполняют базовый набор функций;</text:p>
            </text:list-item>
            <text:list-item>
              <text:p text:style-name="P51">Режим работника в котором доступны определённые для пользователя функции.</text:p>
            </text:list-item>
            <text:list-item>
              <text:p text:style-name="P15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91725364203102" text:continue-list="list91725630512974" text:style-name="L1">
        <text:list-item>
          <text:p text:style-name="P68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69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856913620" text:style-name="L4">
        <text:list-item>
          <text:p text:style-name="P52">Проектирование. Разработка эскизного проекта. Разработка технического проекта (продолжительность — <text:span text:style-name="T32">Х</text:span> месяца).</text:p>
        </text:list-item>
        <text:list-item>
          <text:p text:style-name="P52">Разработка рабочей документации. Адаптация программ (продолжительность — <text:span text:style-name="T32">У</text:span> месяцев)</text:p>
        </text:list-item>
        <text:list-item>
          <text:p text:style-name="P52"><text:soft-page-break/>Ввод в действие (продолжительность — <text:span text:style-name="T32">Г</text:span> месяцев).</text:p>
          <text:p text:style-name="P82"/>
        </text:list-item>
      </text:list>
      <text:p text:style-name="P2"/>
      <text:p text:style-name="P2"/>
      <text:list xml:id="list91725602889217" text:continue-list="list91725364203102" text:style-name="L1">
        <text:list-item>
          <text:p text:style-name="P57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16">Виды и объём испытаний системы</text:p>
            </text:list-item>
          </text:list>
        </text:list-item>
      </text:list>
      <text:list xml:id="list1051005484" text:style-name="L5">
        <text:list-item>
          <text:list>
            <text:list-item>
              <text:list>
                <text:list-item>
                  <text:p text:style-name="P17">Предварительные испытания</text:p>
                </text:list-item>
                <text:list-item>
                  <text:p text:style-name="P17">Опытная эксплуатация</text:p>
                </text:list-item>
                <text:list-item>
                  <text:p text:style-name="P17">Приёмочные испытания</text:p>
                </text:list-item>
              </text:list>
            </text:list-item>
          </text:list>
        </text:list-item>
      </text:list>
      <text:list xml:id="list91725608946206" text:continue-list="list91725602889217" text:style-name="L1">
        <text:list-item>
          <text:list>
            <text:list-item>
              <text:p text:style-name="P16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4">Стадия испытаний</text:p>
          </table:table-cell>
          <table:table-cell table:style-name="Таблица2.A1" office:value-type="string">
            <text:p text:style-name="P4">Участники испытаний</text:p>
          </table:table-cell>
          <table:table-cell table:style-name="Таблица2.A1" office:value-type="string">
            <text:p text:style-name="P4">Место и срок проведения</text:p>
          </table:table-cell>
          <table:table-cell table:style-name="Таблица2.A1" office:value-type="string">
            <text:p text:style-name="P4">Порядок согласования документации</text:p>
          </table:table-cell>
          <table:table-cell table:style-name="Таблица2.E1" office:value-type="string">
            <text:p text:style-name="P4">Статус приёмочной комиссии</text:p>
          </table:table-cell>
        </table:table-row>
        <table:table-row>
          <table:table-cell table:style-name="Таблица2.A2" office:value-type="string">
            <text:p text:style-name="P4">Предварительные испытания</text:p>
          </table:table-cell>
          <table:table-cell table:style-name="Таблица2.A2" office:value-type="string">
            <text:p text:style-name="P4">Организация Заказчика и Разработчика</text:p>
          </table:table-cell>
          <table:table-cell table:style-name="Таблица2.A2" office:value-type="string">
            <text:p text:style-name="P4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6">Проведение предварительных испытаний. Фиксирование выявленных неполадок в Протоколе испытаний.</text:p>
            <text:p text:style-name="P6">Устранение выявленных неполадок. Принятие решения о возможности передачи программного модуля в опытную эксплуатаци.</text:p>
            <text:p text:style-name="P6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4">Экспертная группа</text:p>
          </table:table-cell>
        </table:table-row>
        <table:table-row>
          <table:table-cell table:style-name="Таблица2.A2" office:value-type="string">
            <text:p text:style-name="P6">Опытная эксплуатация</text:p>
          </table:table-cell>
          <table:table-cell table:style-name="Таблица2.A2" office:value-type="string">
            <text:p text:style-name="P6">Организации Заказчика и Разработчкиа</text:p>
          </table:table-cell>
          <table:table-cell table:style-name="Таблица2.A2" office:value-type="string">
            <text:p text:style-name="P5">На территории Заказчика с <text:span text:style-name="T12">dd.mm.yyyy </text:span><text:span text:style-name="T6">по <text:s/></text:span><text:soft-page-break/><text:span text:style-name="T12">dd.mm.yyyy</text:span></text:p>
          </table:table-cell>
          <table:table-cell table:style-name="Таблица2.A2" office:value-type="string">
            <text:p text:style-name="P6">Проведение опытной эксплуатации. <text:soft-page-break/>Фиксирование выявленных неполадок в Протоколе испытаний.</text:p>
            <text:p text:style-name="P6"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6">Группа тестирования</text:p>
          </table:table-cell>
        </table:table-row>
        <table:table-row>
          <table:table-cell table:style-name="Таблица2.A2" office:value-type="string">
            <text:p text:style-name="P6">Приёмочные испытания</text:p>
          </table:table-cell>
          <table:table-cell table:style-name="Таблица2.A2" office:value-type="string">
            <text:p text:style-name="P6">Организации Заказчика и Разработчика</text:p>
          </table:table-cell>
          <table:table-cell table:style-name="Таблица2.A2" office:value-type="string">
            <text:p text:style-name="P3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7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7">Составление и подписание Акта <text:soft-page-break/>о завершении приёмочных испытаний по передаче программного 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6"/>
          </table:table-cell>
        </table:table-row>
      </table:table>
      <text:p text:style-name="P10"/>
      <text:p text:style-name="P10"/>
      <text:list xml:id="list91726263295791" text:continue-numbering="true" text:style-name="L1">
        <text:list-item>
          <text:p text:style-name="P63">Порядок контроля и приёмки автоматизированной системы.</text:p>
        </text:list-item>
        <text:list-item>
          <text:p text:style-name="P58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76"><text:span text:style-name="T43">В</text:span> перечень основных мероприятий включают:</text:p>
          <text:p text:style-name="P76">Технические мероприятия;</text:p>
          <text:list>
            <text:list-item>
              <text:p text:style-name="P79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79">осуществлена установка необходимого программного модуля;</text:p>
            </text:list-item>
            <text:list-item>
              <text:p text:style-name="P79">организованно необходимое сетевое взаимодействие.</text:p>
            </text:list-item>
          </text:list>
          <text:p text:style-name="P76">Организационные мероприятия;</text:p>
          <text:list text:continue-numbering="true">
            <text:list-item>
              <text:p text:style-name="P81">организация доступа к базам данных источников;</text:p>
            </text:list-item>
            <text:list-item>
              <text:p text:style-name="P81">определение регламента информирования об изменениях структур систем-источников;</text:p>
              <text:p text:style-name="P64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63">Требования к документированию.</text:p>
        </text:list-item>
        <text:list-item>
          <text:p text:style-name="P54"><text:span text:style-name="T38">Источники разработки.</text:span></text:p>
        </text:list-item>
      </text:list>
      <text:p text:style-name="Text_20_body"><text:line-break/></text:p>
      <text:p text:style-name="P2"><text:soft-page-break/></text:p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2"/>
      <text:p text:style-name="P2"/>
      <text:p text:style-name="P60">ЧТО ДОЛЖНА ДЕЛАТЬ ПРОГРАММА, ФУНКЦИОНА<text:span text:style-name="T31">Л</text:span></text:p>
      <text:list xml:id="list1627345019" text:style-name="L7">
        <text:list-item>
          <text:p text:style-name="P18">Перед началом работы необходимо авторизоваться;</text:p>
          <text:list>
            <text:list-item>
              <text:p text:style-name="P18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18">Функционал зависящий от роли пользователя;</text:p>
          <text:list>
            <text:list-item>
              <text:p text:style-name="P19">Пользователь (заказчик);</text:p>
              <text:list>
                <text:list-item>
                  <text:p text:style-name="P20">Просмотр списка продуктов.</text:p>
                  <text:list>
                    <text:list-item>
                      <text:p text:style-name="P19">Фильтрация</text:p>
                    </text:list-item>
                    <text:list-item>
                      <text:p text:style-name="P19">Сортировка</text:p>
                    </text:list-item>
                    <text:list-item>
                      <text:p text:style-name="P19">Поиск</text:p>
                    </text:list-item>
                    <text:list-item>
                      <text:p text:style-name="P19">Заказ</text:p>
                    </text:list-item>
                    <text:list-item>
                      <text:p text:style-name="P23">Добавление в избранное</text:p>
                    </text:list-item>
                  </text:list>
                </text:list-item>
                <text:list-item>
                  <text:p text:style-name="P19">Просмотр списка услуг</text:p>
                  <text:list>
                    <text:list-item>
                      <text:p text:style-name="P19">Фильтрация</text:p>
                    </text:list-item>
                    <text:list-item>
                      <text:p text:style-name="P19">Сортировка</text:p>
                    </text:list-item>
                    <text:list-item>
                      <text:p text:style-name="P19">Поиска</text:p>
                    </text:list-item>
                    <text:list-item>
                      <text:p text:style-name="P19">Заказ</text:p>
                    </text:list-item>
                  </text:list>
                </text:list-item>
                <text:list-item>
                  <text:p text:style-name="P23">Просмотр избранного</text:p>
                </text:list-item>
                <text:list-item>
                  <text:p text:style-name="P24">Редактирование информации о себе</text:p>
                </text:list-item>
                <text:list-item>
                  <text:p text:style-name="P24">Просмотр истории заказов (статуса выполнения)</text:p>
                  <text:list>
                    <text:list-item>
                      <text:p text:style-name="P25">Фильтрация</text:p>
                    </text:list-item>
                    <text:list-item>
                      <text:p text:style-name="P25">Сортировка</text:p>
                    </text:list-item>
                    <text:list-item>
                      <text:p text:style-name="P25">Поиск</text:p>
                    </text:list-item>
                    <text:list-item>
                      <text:p text:style-name="P26">Отмена заказа</text:p>
                    </text:list-item>
                  </text:list>
                </text:list-item>
                <text:list-item>
                  <text:p text:style-name="P24">Просмотр истории предоставления услуг (статус<text:span text:style-name="T24">а</text:span> <text:soft-page-break/>выполнения)</text:p>
                  <text:list>
                    <text:list-item>
                      <text:p text:style-name="P25">Фильтрация</text:p>
                    </text:list-item>
                    <text:list-item>
                      <text:p text:style-name="P25">Сортировка</text:p>
                    </text:list-item>
                    <text:list-item>
                      <text:p text:style-name="P25">Поиск</text:p>
                    </text:list-item>
                    <text:list-item>
                      <text:p text:style-name="P26">Отмена заказа</text:p>
                    </text:list-item>
                  </text:list>
                </text:list-item>
              </text:list>
            </text:list-item>
            <text:list-item>
              <text:p text:style-name="P27">Работник (редактор)</text:p>
              <text:list>
                <text:list-item>
                  <text:p text:style-name="P27">Все функции пользователя</text:p>
                </text:list-item>
                <text:list-item>
                  <text:p text:style-name="P27">Просмотр истории заказов продуктов <text:span text:style-name="T30">и услуг </text:span>всех пользователей</text:p>
                  <text:list>
                    <text:list-item>
                      <text:p text:style-name="P27">Редактирование данных о заказах <text:span text:style-name="T27">продукта</text:span></text:p>
                    </text:list-item>
                    <text:list-item>
                      <text:p text:style-name="P27">Возможность менять статус выполнения заказа</text:p>
                    </text:list-item>
                    <text:list-item>
                      <text:p text:style-name="P28">Возможность удаления (отмены<text:span text:style-name="T28">)</text:span> заказа</text:p>
                    </text:list-item>
                    <text:list-item>
                      <text:p text:style-name="P29">Создание отчётов?</text:p>
                    </text:list-item>
                  </text:list>
                </text:list-item>
                <text:list-item>
                  <text:p text:style-name="P83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30">Работник (кладовщик)</text:p>
              <text:list>
                <text:list-item>
                  <text:p text:style-name="P30">Все функции пользователя</text:p>
                </text:list-item>
                <text:list-item>
                  <text:p text:style-name="P30">Просмотр информации о реализации товаров</text:p>
                  <text:list>
                    <text:list-item>
                      <text:p text:style-name="P30">Редактирование данных</text:p>
                    </text:list-item>
                    <text:list-item>
                      <text:p text:style-name="P30">Удаление данных</text:p>
                    </text:list-item>
                    <text:list-item>
                      <text:p text:style-name="P29">Создание отчётов?</text:p>
                    </text:list-item>
                  </text:list>
                </text:list-item>
              </text:list>
            </text:list-item>
            <text:list-item>
              <text:p text:style-name="P31">Администратор</text:p>
              <text:list>
                <text:list-item>
                  <text:p text:style-name="P31">Полный функционал</text:p>
                </text:list-item>
              </text:list>
            </text:list-item>
          </text:list>
        </text:list-item>
      </text:list>
      <text:list xml:id="list1250382432" text:style-name="L8">
        <text:list-header>
          <text:p text:style-name="P21"/>
          <text:p text:style-name="P59">СУЩНОСТИ</text:p>
        </text:list-header>
      </text:list>
      <text:list xml:id="list213083460" text:style-name="L9">
        <text:list-item>
          <text:p text:style-name="P32">Роли</text:p>
          <text:list>
            <text:list-item>
              <text:p text:style-name="P32">Идентификатор</text:p>
            </text:list-item>
            <text:list-item>
              <text:p text:style-name="P32">Название</text:p>
              <text:list>
                <text:list-item>
                  <text:p text:style-name="P33">Пользователь <text:span text:style-name="T25">(заказчик)</text:span></text:p>
                </text:list-item>
                <text:list-item>
                  <text:p text:style-name="P33">Администратор <text:span text:style-name="T26">(доступны все функции)</text:span></text:p>
                </text:list-item>
                <text:list-item>
                  <text:p text:style-name="P33">Работник</text:p>
                  <text:list>
                    <text:list-item>
                      <text:p text:style-name="P34">Кладовщик</text:p>
                    </text:list-item>
                    <text:list-item>
                      <text:p text:style-name="P34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13">С</text:span><text:span text:style-name="T12">татус</text:span></text:p>
          <text:list>
            <text:list-item>
              <text:p text:style-name="P35">Идентификатор</text:p>
            </text:list-item>
            <text:list-item>
              <text:p text:style-name="P35">Название</text:p>
              <text:list>
                <text:list-item>
                  <text:p text:style-name="P36">Ожидает начала выполнения</text:p>
                </text:list-item>
                <text:list-item>
                  <text:p text:style-name="P36">В процессе</text:p>
                </text:list-item>
                <text:list-item>
                  <text:p text:style-name="P36">Выполнен</text:p>
                </text:list-item>
              </text:list>
            </text:list-item>
            <text:list-item>
              <text:p text:style-name="P35">Описание</text:p>
            </text:list-item>
          </text:list>
        </text:list-item>
        <text:list-item>
          <text:p text:style-name="P32">Пользователь</text:p>
          <text:list>
            <text:list-item>
              <text:p text:style-name="P38">Идентификатор</text:p>
            </text:list-item>
            <text:list-item>
              <text:p text:style-name="P22">Фамилия</text:p>
            </text:list-item>
            <text:list-item>
              <text:p text:style-name="P22">Имя</text:p>
            </text:list-item>
            <text:list-item>
              <text:p text:style-name="P22">Отчество</text:p>
            </text:list-item>
            <text:list-item>
              <text:p text:style-name="P22">Дата рождения</text:p>
            </text:list-item>
            <text:list-item>
              <text:p text:style-name="P22">Логин</text:p>
            </text:list-item>
            <text:list-item>
              <text:p text:style-name="P22">Пароль</text:p>
            </text:list-item>
            <text:list-item>
              <text:p text:style-name="P22">Роль</text:p>
            </text:list-item>
            <text:list-item>
              <text:p text:style-name="P22">Телефон</text:p>
            </text:list-item>
            <text:list-item>
              <text:p text:style-name="P67">E-Mail</text:p>
            </text:list-item>
            <text:list-item>
              <text:p text:style-name="P22">Дата регистрации</text:p>
            </text:list-item>
            <text:list-item>
              <text:p text:style-name="P39">Количество покупок товаров</text:p>
            </text:list-item>
            <text:list-item>
              <text:p text:style-name="P39">Количество оказанных услуг</text:p>
            </text:list-item>
          </text:list>
        </text:list-item>
        <text:list-item>
          <text:p text:style-name="P38"><text:soft-page-break/>Категория продукта</text:p>
          <text:list>
            <text:list-item>
              <text:p text:style-name="P38">Идентификатор</text:p>
            </text:list-item>
            <text:list-item>
              <text:p text:style-name="P38">Название</text:p>
              <text:list>
                <text:list-item>
                  <text:p text:style-name="P38">Бухгалтерия</text:p>
                </text:list-item>
                <text:list-item>
                  <text:p text:style-name="P38">Зарплата и управление</text:p>
                </text:list-item>
                <text:list-item>
                  <text:p text:style-name="P38">Торговля</text:p>
                </text:list-item>
                <text:list-item>
                  <text:p text:style-name="P38">Отраслевые решения</text:p>
                </text:list-item>
                <text:list-item>
                  <text:p text:style-name="P38">Лицензии</text:p>
                </text:list-item>
                <text:list-item>
                  <text:p text:style-name="P38">Управленческий учёт</text:p>
                </text:list-item>
                <text:list-item>
                  <text:p text:style-name="P38">Некоммерческие организации</text:p>
                </text:list-item>
              </text:list>
            </text:list-item>
            <text:list-item>
              <text:p text:style-name="P40">Дата появления?</text:p>
            </text:list-item>
          </text:list>
        </text:list-item>
        <text:list-item>
          <text:p text:style-name="P38">Продукт </text:p>
          <text:list>
            <text:list-item>
              <text:p text:style-name="P40">Идентификатор</text:p>
            </text:list-item>
            <text:list-item>
              <text:p text:style-name="P40">Идентификатор категории продукта</text:p>
            </text:list-item>
            <text:list-item>
              <text:p text:style-name="P40">Название</text:p>
            </text:list-item>
            <text:list-item>
              <text:p text:style-name="P41">Изображение</text:p>
            </text:list-item>
            <text:list-item>
              <text:p text:style-name="P40">Описание</text:p>
            </text:list-item>
            <text:list-item>
              <text:p text:style-name="P40">Стоимость</text:p>
            </text:list-item>
            <text:list-item>
              <text:p text:style-name="P40">Количество на складе?</text:p>
            </text:list-item>
            <text:list-item>
              <text:p text:style-name="P40">Скидка</text:p>
            </text:list-item>
            <text:list-item>
              <text:p text:style-name="P42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43">Услуга</text:p>
          <text:list>
            <text:list-item>
              <text:p text:style-name="P43">Идентификатор</text:p>
            </text:list-item>
            <text:list-item>
              <text:p text:style-name="P43">Название</text:p>
            </text:list-item>
            <text:list-item>
              <text:p text:style-name="P43">Описание</text:p>
            </text:list-item>
            <text:list-item>
              <text:p text:style-name="P43">Цена за час</text:p>
            </text:list-item>
            <text:list-item>
              <text:p text:style-name="P42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44">Заказы продуктов пользователя <text:span text:style-name="T21">(пользователь видит </text:span><text:span text:style-name="T22">только свои заказы, </text:span><text:soft-page-break/><text:span text:style-name="T22">редактор видит все заказы и </text:span><text:span text:style-name="T21">)</text:span></text:p>
          <text:list>
            <text:list-item>
              <text:p text:style-name="P44">Идентификатор</text:p>
            </text:list-item>
            <text:list-item>
              <text:p text:style-name="P44">Идентификатор продукта</text:p>
            </text:list-item>
            <text:list-item>
              <text:p text:style-name="P44">Кол-во продукта</text:p>
            </text:list-item>
            <text:list-item>
              <text:p text:style-name="P37">Дата заказа</text:p>
            </text:list-item>
            <text:list-item>
              <text:p text:style-name="P37"><text:span text:style-name="T29">Идентификатор с</text:span>татус<text:span text:style-name="T29">а</text:span> выполнения</text:p>
            </text:list-item>
            <text:list-item>
              <text:p text:style-name="P45">Дата завершения (только когда статус = выполнен)</text:p>
            </text:list-item>
          </text:list>
        </text:list-item>
        <text:list-item>
          <text:p text:style-name="P46">Заказы услуг пользователя</text:p>
          <text:list>
            <text:list-item>
              <text:p text:style-name="P46">Идентификатор</text:p>
            </text:list-item>
            <text:list-item>
              <text:p text:style-name="P46">Идентификатор услуги</text:p>
            </text:list-item>
            <text:list-item>
              <text:p text:style-name="P46">Дата заказа</text:p>
            </text:list-item>
            <text:list-item>
              <text:p text:style-name="P36"><text:span text:style-name="T29">Идентификатор с</text:span>татус<text:span text:style-name="T29">а</text:span> выполнения</text:p>
            </text:list-item>
            <text:list-item>
              <text:p text:style-name="P46">Дата завершения (только когда статус = выполнен)</text:p>
            </text:list-item>
          </text:list>
        </text:list-item>
        <text:list-item>
          <text:p text:style-name="P47">Избранные продукты пользователя</text:p>
          <text:list>
            <text:list-item>
              <text:p text:style-name="P47">Идентификатор</text:p>
            </text:list-item>
            <text:list-item>
              <text:p text:style-name="P47">Идентификатор продукта</text:p>
            </text:list-item>
            <text:list-item>
              <text:p text:style-name="P47">Идентификатор пользователя</text:p>
            </text:list-item>
            <text:list-item>
              <text:p text:style-name="P47">Дата добавления в избранное</text:p>
            </text:list-item>
          </text:list>
        </text:list-item>
        <text:list-item>
          <text:p text:style-name="P46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84">Идентификатор</text:p>
            </text:list-item>
            <text:list-item>
              <text:p text:style-name="P84">Идентификатор продукты</text:p>
            </text:list-item>
            <text:list-item>
              <text:p text:style-name="P48"><text:span text:style-name="T18">И</text:span><text:span text:style-name="T17">дентификатор пользователя</text:span></text:p>
            </text:list-item>
            <text:list-item>
              <text:p text:style-name="P84">Дата реализации (та же что и в таблице «Заказы продуктов пользователя»)</text:p>
            </text:list-item>
            <text:list-item>
              <text:p text:style-name="P84">Кол-во реализованных продуктов</text:p>
            </text:list-item>
          </text:list>
        </text:list-item>
        <text:list-item>
          <text:p text:style-name="P49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84"><text:soft-page-break/>Идентификатор</text:p>
            </text:list-item>
            <text:list-item>
              <text:p text:style-name="P84">Идентификатор услуги</text:p>
            </text:list-item>
            <text:list-item>
              <text:p text:style-name="P50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  <text:list-item>
              <text:p text:style-name="P48"><text:span text:style-name="T18">И</text:span><text:span text:style-name="T17">дентификатор пользователя</text:span></text:p>
            </text:list-item>
          </text:list>
        </text:list-item>
      </text:list>
      <text:p text:style-name="P53"/>
      <text:p text:style-name="P61">Описание предприятия</text:p>
      <text:p text:style-name="P65">Бизнес решения — IT <text:s/>компания <text:span text:style-name="T39">занимающаяся продажей программ 1С, настраиванием учёта, автоматизацией бизнеса</text:span>. <text:span text:style-name="T39">Предоставляют</text:span> <text:span text:style-name="T39">т</text:span>олько полезные программы, услуги и сервисы для вашего предприятия, <text:span text:style-name="T40">а также д</text:span>оработка программ, улучшение под ваши задачи, интеграции с различными системами, в том числе Битрикс24 и телеграмм.</text:p>
      <text:p text:style-name="P66">Программы и лицензии 1С — подбираем программы именно под Ваш вид, деятельности, готовы разработать и продемонстрировать модель ведения учёта на Ваших данных на типовых программах 1С.</text:p>
      <text:p text:style-name="P85"><text:span text:style-name="T33">Обслуживания 1С, разработка, доработка — справляемся с задачей разной сложности: делаем интеграции, внедряем типовые и отраслевые решения, учим и тестируем, находим ошибки в программах и учёте и помогаем их исправить. Можем доработать Вашу программу или написать с нуля на платформе 1С.</text:span><text:span text:style-name="T34"> </text:span><text:span text:style-name="T35">Полезные сервисы и улучшайзеры для 1С - </text:span><text:span text:style-name="T36">р</text:span><text:span text:style-name="T35">азличные решения, которые помогут сохранить ваше время для более полезных дел, сделают работу боле</text:span><text:span text:style-name="T37">е</text:span><text:span text:style-name="T35"> быстрой и удобной.</text:span></text:p>
      <text:p text:style-name="P66"/>
      <text:p text:style-name="P62">Описание программы</text:p>
      <text:p text:style-name="P86"><text:span text:style-name="T41">Разработанный </text:span><text:span text:style-name="T42">программный</text:span><text:span text:style-name="T41"> модуль позволяет производить различные действия над базой данных содержащей в себе информацию о </text:span><text:span text:style-name="T42">продуктах, услугах, пользователях, заказах пользователя и о реализации продуктов, а также услуг</text:span><text:span text:style-name="T41"> с помощью программного модуля установленного на персона</text:span><text:span text:style-name="T42">л</text:span><text:span text:style-name="T41">ьный компьютер </text:span><text:span text:style-name="T42">пользователя, работника или администратора</text:span><text:span text:style-name="T41">.</text:span></text:p>
      <text:p text:style-name="P70"><text:span text:style-name="T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09:16:20.245548162</dc:date>
    <meta:editing-duration>PT4H49M12S</meta:editing-duration>
    <meta:editing-cycles>56</meta:editing-cycles>
    <meta:generator>LibreOffice/7.3.7.2$Linux_X86_64 LibreOffice_project/30$Build-2</meta:generator>
    <meta:document-statistic meta:table-count="2" meta:image-count="0" meta:object-count="0" meta:page-count="13" meta:paragraph-count="217" meta:word-count="1236" meta:character-count="9613" meta:non-whitespace-character-count="8737"/>
  </office:meta>
</office:document-meta>
</file>